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1011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/>
          <table:table-cell table:style-name="ce12"/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/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/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/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/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number-columns-repeated="2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number-columns-repeated="2"/>
          <table:table-cell table:style-name="ce27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7:13:24.253963276</dc:date>
    <meta:editing-cycles>3</meta:editing-cycles>
    <meta:editing-duration>PT2M44S</meta:editing-duration>
    <meta:document-statistic meta:table-count="3" meta:cell-count="871" meta:object-count="0"/>
    <meta:generator>LibreOffice/6.0.7.3$Linux_X86_64 LibreOffice_project/00m0$Build-3</meta:generator>
  </office:meta>
</office:document-meta>
</file>